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7cm" fo:text-align="justify" style:justify-single-word="false" fo:orphans="2" fo:widows="2" fo:text-indent="0cm" style:auto-text-indent="false"/>
      <style:text-properties fo:font-variant="normal" fo:text-transform="none" fo:color="#000000" style:font-name="Arial1" fo:font-size="8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m ipsum dolor sit amet, consectetur adipiscing elit.</text:p>
      <text:p text:style-name="P1"/>
      <text:p text:style-name="P1">Praesent pharetra urna eu arcu blandit nec pretium odio fermentum. Sed in orci quis risus interdum lacinia ut eu nis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ilson</meta:initial-creator>
    <meta:creation-date>2012-02-02T12:18:49</meta:creation-date>
    <meta:generator>LibreOffice/3.4$Linux LibreOffice_project/340m1$Build-402</meta:generator>
    <meta:document-statistic meta:table-count="0" meta:image-count="0" meta:object-count="0" meta:page-count="1" meta:paragraph-count="2" meta:word-count="28" meta:character-count="174" meta:non-whitespace-character-count="148"/>
  </office:meta>
</office:document-meta>
</file>